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fo:font-weight="bold" officeooo:rsid="00175c61" officeooo:paragraph-rsid="00175c61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officeooo:rsid="00175c61" officeooo:paragraph-rsid="00175c61" style:font-size-asian="12pt" style:font-size-complex="12pt"/>
    </style:style>
    <style:style style:name="P3" style:family="paragraph" style:parent-style-name="Text_20_body">
      <style:paragraph-properties fo:line-height="150%" fo:text-align="justify" style:justify-single-word="false"/>
      <style:text-properties officeooo:rsid="00175c61" officeooo:paragraph-rsid="00175c61"/>
    </style:style>
    <style:style style:name="P4" style:family="paragraph" style:parent-style-name="Heading_20_3">
      <style:paragraph-properties fo:line-height="150%" fo:text-align="justify" style:justify-single-word="false"/>
      <style:text-properties officeooo:rsid="00175c61" officeooo:paragraph-rsid="001cf2ba"/>
    </style:style>
    <style:style style:name="P5" style:family="paragraph" style:parent-style-name="Text_20_body" style:list-style-name="L1">
      <style:paragraph-properties fo:line-height="150%" fo:text-align="justify" style:justify-single-word="false"/>
      <style:text-properties officeooo:rsid="00175c61" style:font-size-asian="12pt"/>
    </style:style>
    <style:style style:name="P6" style:family="paragraph" style:parent-style-name="Text_20_body" style:list-style-name="L1">
      <style:paragraph-properties fo:line-height="150%" fo:text-align="justify" style:justify-single-word="false"/>
      <style:text-properties officeooo:rsid="00175c61" officeooo:paragraph-rsid="001e5dd4" style:font-size-asian="12pt"/>
    </style:style>
    <style:style style:name="P7" style:family="paragraph" style:parent-style-name="Heading_20_3">
      <style:paragraph-properties fo:margin-top="0cm" fo:margin-bottom="0.247cm" style:contextual-spacing="false" fo:line-height="150%" fo:text-align="justify" style:justify-single-word="false"/>
      <style:text-properties fo:font-size="13pt" fo:font-weight="bold" officeooo:rsid="00175c61" style:font-size-asian="13pt" style:font-weight-asian="bold" style:font-size-complex="13pt" style:font-weight-complex="bold"/>
    </style:style>
    <style:style style:name="P8" style:family="paragraph" style:parent-style-name="Text_20_body" style:list-style-name="L2">
      <style:paragraph-properties fo:line-height="150%" fo:text-align="justify" style:justify-single-word="false"/>
      <style:text-properties officeooo:rsid="00175c61" style:font-size-asian="12pt"/>
    </style:style>
    <style:style style:name="P9" style:family="paragraph" style:parent-style-name="Text_20_body" style:list-style-name="L2">
      <style:paragraph-properties fo:line-height="150%" fo:text-align="justify" style:justify-single-word="false"/>
      <style:text-properties officeooo:rsid="00175c61" officeooo:paragraph-rsid="001e5dd4" style:font-size-asian="12pt"/>
    </style:style>
    <style:style style:name="P10" style:family="paragraph" style:parent-style-name="Text_20_body" style:list-style-name="L3">
      <style:paragraph-properties fo:line-height="150%" fo:text-align="justify" style:justify-single-word="false"/>
      <style:text-properties officeooo:rsid="00175c61" style:font-size-asian="12pt"/>
    </style:style>
    <style:style style:name="P11" style:family="paragraph" style:parent-style-name="Text_20_body" style:list-style-name="L3">
      <style:paragraph-properties fo:line-height="150%" fo:text-align="justify" style:justify-single-word="false"/>
      <style:text-properties officeooo:rsid="00175c61" officeooo:paragraph-rsid="001e5dd4"/>
    </style:style>
    <style:style style:name="P12" style:family="paragraph" style:parent-style-name="Text_20_body">
      <style:paragraph-properties fo:line-height="150%" fo:text-align="justify" style:justify-single-word="false"/>
      <style:text-properties officeooo:paragraph-rsid="001e5dd4"/>
    </style:style>
    <style:style style:name="P13" style:family="paragraph" style:parent-style-name="Text_20_body" style:list-style-name="L4">
      <style:paragraph-properties fo:line-height="150%" fo:text-align="justify" style:justify-single-word="false"/>
      <style:text-properties officeooo:rsid="00175c61" style:font-size-asian="12pt"/>
    </style:style>
    <style:style style:name="P14" style:family="paragraph" style:parent-style-name="Text_20_body">
      <style:paragraph-properties fo:line-height="150%" fo:text-align="justify" style:justify-single-word="false"/>
      <style:text-properties fo:font-size="13pt" fo:font-weight="bold" officeooo:paragraph-rsid="001e5dd4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line-height="150%" fo:text-align="justify" style:justify-single-word="false"/>
      <style:text-properties fo:font-size="12pt" fo:font-weight="normal" officeooo:rsid="001e5dd4" officeooo:paragraph-rsid="001e5dd4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officeooo:rsid="00175c61" style:font-size-asian="12pt"/>
    </style:style>
    <style:style style:name="T1" style:family="text">
      <style:text-properties fo:font-size="12pt" fo:font-weight="normal" officeooo:rsid="001a7744" style:font-size-asian="12pt" style:font-weight-asian="normal" style:font-size-complex="12pt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d8549"/>
    </style:style>
    <style:style style:name="T8" style:family="text">
      <style:text-properties fo:font-weight="bold" style:font-size-asian="12pt"/>
    </style:style>
    <style:style style:name="T9" style:family="text">
      <style:text-properties style:font-size-asian="12pt"/>
    </style:style>
    <style:style style:name="T10" style:family="text">
      <style:text-properties fo:font-style="italic" style:font-size-asian="12pt"/>
    </style:style>
    <style:style style:name="T11" style:family="text">
      <style:text-properties fo:font-size="13pt" fo:font-weight="bold" officeooo:rsid="00175c61" style:font-size-asian="13pt" style:font-weight-asian="bold" style:font-size-complex="13pt" style:font-weight-complex="bold"/>
    </style:style>
    <style:style style:name="T12" style:family="text">
      <style:text-properties officeooo:rsid="001e5dd4"/>
    </style:style>
    <style:style style:name="T13" style:family="text">
      <style:text-properties fo:font-weight="bold" officeooo:rsid="001e5dd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Final – Resultados – Sistemas Web I </text:p>
      <text:p text:style-name="P2">Gustavo Rodrigues Araújo – 23.1.8148</text:p>
      <text:p text:style-name="P2"/>
      <text:p text:style-name="P3"><text:span text:style-name="Strong_20_Emphasis"><text:span text:style-name="T1">O </text:span></text:span><text:span text:style-name="Strong_20_Emphasis"><text:span text:style-name="T2">SECOMP-app é um sistema mobile </text:span></text:span><text:span text:style-name="Strong_20_Emphasis"><text:span text:style-name="T1">estruturado dentro dos padrões de desenvolvimento web </text:span></text:span><text:span text:style-name="Strong_20_Emphasis"><text:span text:style-name="T2">para otimizar e centralizar a gestão da Semana da Computação do DECSI, na UFOP. </text:span></text:span><text:span text:style-name="Strong_20_Emphasis"><text:span text:style-name="T1">Ele</text:span></text:span><text:span text:style-name="Strong_20_Emphasis"><text:span text:style-name="T2"> tem o objetivo de melhorar a experiência de alunos, organizadores e palestrantes, oferecendo ferramentas diretas para inscrições em atividades, check-in, interação em tempo real e notificações.</text:span></text:span></text:p>
      <text:h text:style-name="P4" text:outline-level="3"><text:span text:style-name="Strong_20_Emphasis"><text:span text:style-name="T3">1. Funcionalidades implementadas</text:span></text:span></text:h>
      <text:list text:style-name="L1">
        <text:list-item>
          <text:p text:style-name="P5"><text:span text:style-name="T4">Autenticação e Segurança:</text:span> Sistema de login seguro utilizando JWT, aliado a um Controle de Acesso Baseado em Papéis (RBAC), gerenciando permissões distintas para perfis de ADMIN, PROFESSOR e USER.</text:p>
        </text:list-item>
        <text:list-item>
          <text:p text:style-name="P5"><text:span text:style-name="T4">Gestão de Eventos:</text:span> Módulo completo de eventos (rotas, controllers e services) estruturado no Node.js e gerenciado através do Prisma ORM.</text:p>
        </text:list-item>
        <text:list-item>
          <text:p text:style-name="P5"><text:span text:style-name="T4">Gestão de Participantes e Equipe:</text:span> Lógica focada no gerenciamento de inscrições e vinculação de organizadores/palestrantes aos eventos utilizando a matrícula acadêmica como chave de busca.</text:p>
        </text:list-item>
        <text:list-item>
          <text:p text:style-name="P5"><text:span text:style-name="T4">Sistema de Check-in por QR Code:</text:span> Algoritmo de validação de presença onde a equipe do evento (Admins, Professores ou Staff) realiza a leitura do ingresso digital (QR Code) do participante.</text:p>
        </text:list-item>
        <text:list-item>
          <text:p text:style-name="P5"><text:span text:style-name="T4">Interface Principal e Consumo de API:</text:span> Tela inicial (Home/Eventos) construída no Flutter, consumindo a API real e detectando previamente o status de inscrição do usuário nas atividades.</text:p>
        </text:list-item>
        <text:list-item>
          <text:p text:style-name="P6"><text:span text:style-name="T4">Dashboard de Gestão:</text:span> Área restrita para diretores e professores visualizarem e gerenciarem de forma rápida os participantes dos eventos sob sua responsabilidade.</text:p>
        </text:list-item>
      </text:list>
      <text:h text:style-name="P7" text:outline-level="3">2. Funcionalidades previstas e não implementadas</text:h>
      <text:list text:style-name="L2">
        <text:list-item>
          <text:p text:style-name="P8"><text:span text:style-name="T4">Lista de Espera e Notificações:</text:span> Inscrição em lista de espera para eventos esgotados, com envio de notificações no caso de liberação de vagas.</text:p>
        </text:list-item>
        <text:list-item>
          <text:p text:style-name="P8"><text:span text:style-name="T4">Auto Check-in:</text:span> Sistema onde os próprios participantes marcariam manualmente no aplicativo as palestras que assistiram <text:span text:style-name="T5">(</text:span><text:span text:style-name="T6">funcionalidade substituída e aprimorada pelo check-in oficial via QR Code operado pela equipe</text:span><text:span text:style-name="T5">)</text:span>.</text:p>
        </text:list-item>
        <text:list-item>
          <text:p text:style-name="P8"><text:soft-page-break/><text:span text:style-name="T4">Interação em Tempo Real (Q&amp;A):</text:span> Módulo permitindo o envio de perguntas diretas aos palestrantes durante a realização dos eventos.</text:p>
        </text:list-item>
        <text:list-item>
          <text:p text:style-name="P9"><text:span text:style-name="T4">Comunicação Direta:</text:span> Sistema de envio de alertas e comunicados gerais dos palestrantes para os usuários inscritos em suas atividades.</text:p>
        </text:list-item>
      </text:list>
      <text:h text:style-name="P7" text:outline-level="3">3. Outras funcionalidades implementadas</text:h>
      <text:list text:style-name="L3">
        <text:list-item>
          <text:p text:style-name="P10"><text:span text:style-name="T4">Navegação Fluída e Contextualizada:</text:span> Implementação de uma <text:span text:style-name="Source_20_Text">BottomNavigationBar</text:span> separando o <text:span text:style-name="T7">sistema</text:span> em três contextos principais:</text:p>
          <text:list>
            <text:list-item>
              <text:p text:style-name="P10"><text:span text:style-name="T5">Ingressos:</text:span> Acesso rápido a todos os eventos em que o usuário está inscrito e exibição da credencial (QR Code).</text:p>
            </text:list-item>
            <text:list-item>
              <text:p text:style-name="P10"><text:span text:style-name="T5">Equipe:</text:span> Centralização dos eventos onde o usuário é organizador, com acesso à câmera (<text:span text:style-name="Source_20_Text">mobile_scanner</text:span>) para leitura de ingressos.</text:p>
            </text:list-item>
            <text:list-item>
              <text:p text:style-name="P10"><text:span text:style-name="T5">Gerenciar:</text:span> Dashboard administrativo.</text:p>
            </text:list-item>
          </text:list>
        </text:list-item>
        <text:list-item>
          <text:p text:style-name="P11"><text:span text:style-name="T8">Efeitos Visuais Inteligentes:</text:span><text:span text:style-name="T9"> Criação de </text:span><text:span text:style-name="T10">EventCards</text:span><text:span text:style-name="T9"> com bordas dinâmicas em neon, que emitem um alerta visual indicando que o usuário já está inscrito e destacam a capacidade do evento.</text:span></text:p>
        </text:list-item>
      </text:list>
      <text:p text:style-name="P12"><text:span text:style-name="T11">4. Principais desafios e dificuldades</text:span></text:p>
      <text:list text:style-name="L4">
        <text:list-item>
          <text:p text:style-name="P13"><text:span text:style-name="T4">Implementação de Regras de Negócio e Segurança (RBAC):</text:span> Estruturar o Controle de Acesso Baseado em Papéis (ADMIN, PROFESSOR e USER) via JWT no backend; <text:span text:style-name="T12">garantir </text:span>que a validação de contexto <text:span text:style-name="T12">confirmasse </text:span>que apenas membros autorizados de um evento específico pudessem realizar o check-in dos ingressos.</text:p>
        </text:list-item>
        <text:list-item>
          <text:p text:style-name="P13"><text:span text:style-name="T4">Integração do </text:span><text:span text:style-name="T13">l</text:span><text:span text:style-name="T4">eitor de QR Code (</text:span><text:span text:style-name="Source_20_Text"><text:span text:style-name="T4">mobile_scanner</text:span></text:span><text:span text:style-name="T4">):</text:span> Conectar a câmera do dispositivo móvel no Flutter de forma estável e sincronizá-la com as requisições da API em tempo real para o check-in de ingressos exigiu tratamento de erros robusto e otimização de performance para evitar travamentos durante a leitura contínua.</text:p>
        </text:list-item>
      </text:list>
      <text:p text:style-name="P14">5. Instruções para instalação e execução</text:p>
      <text:p text:style-name="P15">O passo a passo para rodar o projeto está disposto no seguinte arquivo README:<text:line-break/><text:a xlink:type="simple" xlink:href="https://github.com/gusparck/SECOMP-app/blob/desenvolvimento/README.md" text:style-name="Internet_20_link" text:visited-style-name="Visited_20_Internet_20_Link">https://github.com/gusparck/SECOMP-app/blob/desenvolvimento/README.md</text:a></text:p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eeeeee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1T08:53:49.592045500</meta:creation-date>
    <dc:date>2026-02-22T17:24:24.915435800</dc:date>
    <meta:editing-duration>PT1H31M19S</meta:editing-duration>
    <meta:editing-cycles>4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26" meta:word-count="540" meta:character-count="3669" meta:non-whitespace-character-count="3168"/>
  </office:meta>
</office:document-meta>
</file>